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adornments="Běžné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tučné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75in" loext:contextual-spacing="false" fo:text-align="center" style:justify-single-word="false"/>
      <style:text-properties style:font-name="Arial" fo:font-size="22pt" fo:language="cs" fo:country="CZ" officeooo:rsid="00072503" officeooo:paragraph-rsid="0002e95d" style:font-size-asian="22pt" style:font-size-complex="22pt"/>
    </style:style>
    <style:style style:name="P2" style:family="paragraph" style:parent-style-name="Standard">
      <style:paragraph-properties fo:margin-top="0in" fo:margin-bottom="0.1575in" loext:contextual-spacing="false" fo:text-align="center" style:justify-single-word="false"/>
      <style:text-properties style:font-name="Arial" fo:font-size="22pt" fo:language="cs" fo:country="CZ" fo:font-weight="normal" officeooo:rsid="000ba8d9" officeooo:paragraph-rsid="000ba8d9" style:font-size-asian="22pt" style:font-weight-asian="normal" style:font-size-complex="22pt" style:font-weight-complex="normal"/>
    </style:style>
    <style:style style:name="P3" style:family="paragraph" style:parent-style-name="Standard">
      <style:paragraph-properties fo:margin-top="0in" fo:margin-bottom="0.1575in" loext:contextual-spacing="false" fo:text-align="center" style:justify-single-word="false"/>
      <style:text-properties style:font-name="Arial" fo:language="cs" fo:country="CZ" officeooo:rsid="0002e95d" officeooo:paragraph-rsid="0002e95d"/>
    </style:style>
    <style:style style:name="P4" style:family="paragraph" style:parent-style-name="Standard">
      <style:paragraph-properties fo:margin-top="0in" fo:margin-bottom="0.1575in" loext:contextual-spacing="false" fo:text-align="end" style:justify-single-word="false"/>
      <style:text-properties style:font-name="Arial" fo:font-size="12pt" fo:language="cs" fo:country="CZ" fo:font-weight="normal" officeooo:rsid="00200b9c" officeooo:paragraph-rsid="00200b9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in" fo:margin-bottom="0.1575in" loext:contextual-spacing="false" fo:text-align="center" style:justify-single-word="false"/>
      <style:text-properties style:font-name="Arial" fo:font-size="6pt" fo:language="cs" fo:country="CZ" fo:font-weight="normal" officeooo:rsid="000ba8d9" officeooo:paragraph-rsid="000ba8d9" style:font-size-asian="6pt" style:font-weight-asian="normal" style:font-size-complex="6pt" style:font-weight-complex="normal"/>
    </style:style>
    <style:style style:name="P6" style:family="paragraph" style:parent-style-name="Standard">
      <style:paragraph-properties fo:margin-top="0in" fo:margin-bottom="0.1575in" loext:contextual-spacing="false" fo:text-align="end" style:justify-single-word="false"/>
      <style:text-properties style:font-name="Arial" fo:font-size="6pt" fo:language="cs" fo:country="CZ" fo:font-weight="normal" officeooo:rsid="00200b9c" officeooo:paragraph-rsid="00200b9c" style:font-size-asian="6pt" style:font-weight-asian="normal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cs" fo:country="CZ"/>
    </style:style>
    <style:style style:name="P8" style:family="paragraph" style:parent-style-name="Standard">
      <style:paragraph-properties fo:text-align="center" style:justify-single-word="false"/>
      <style:text-properties fo:language="cs" fo:country="CZ"/>
    </style:style>
    <style:style style:name="P9" style:family="paragraph" style:parent-style-name="Text_20_body">
      <style:paragraph-properties fo:text-align="justify" style:justify-single-word="false"/>
      <style:text-properties officeooo:paragraph-rsid="01629d84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Standard">
      <style:paragraph-properties fo:margin-top="0in" fo:margin-bottom="0.1575in" loext:contextual-spacing="false" fo:text-align="center" style:justify-single-word="false"/>
      <style:text-properties style:font-name="Arial" fo:font-size="22pt" fo:language="cs" fo:country="CZ" fo:font-weight="normal" officeooo:rsid="015f9775" officeooo:paragraph-rsid="015f9775" style:font-size-asian="22pt" style:font-weight-asian="normal" style:font-size-complex="22pt" style:font-weight-complex="normal"/>
    </style:style>
    <style:style style:name="P12" style:family="paragraph" style:parent-style-name="Standard">
      <style:paragraph-properties fo:margin-top="0in" fo:margin-bottom="0.1575in" loext:contextual-spacing="false" fo:text-align="center" style:justify-single-word="false"/>
      <style:text-properties style:font-name="Arial" fo:font-size="22pt" fo:language="cs" fo:country="CZ" fo:font-weight="normal" officeooo:rsid="000ba8d9" officeooo:paragraph-rsid="015f9775" style:font-size-asian="22pt" style:font-weight-asian="normal" style:font-size-complex="22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officeooo:paragraph-rsid="01629d84"/>
    </style:style>
    <style:style style:name="P14" style:family="paragraph" style:parent-style-name="Text_20_body">
      <style:paragraph-properties fo:text-align="justify" style:justify-single-word="false"/>
      <style:text-properties officeooo:paragraph-rsid="017923d8"/>
    </style:style>
    <style:style style:name="P15" style:family="paragraph" style:parent-style-name="Text_20_body" style:list-style-name="L4">
      <style:paragraph-properties fo:text-align="justify" style:justify-single-word="false"/>
      <style:text-properties officeooo:paragraph-rsid="017923d8"/>
    </style:style>
    <style:style style:name="T1" style:family="text">
      <style:text-properties fo:font-size="32pt" fo:font-weight="bold" officeooo:rsid="015f9775" style:font-size-asian="32pt" style:font-weight-asian="bold" style:font-size-complex="32pt" style:font-weight-complex="bold"/>
    </style:style>
    <style:style style:name="T2" style:family="text">
      <style:text-properties fo:font-size="32pt" fo:font-weight="bold" officeooo:rsid="0178833e" style:font-size-asian="32pt" style:font-weight-asian="bold" style:font-size-complex="32pt" style:font-weight-complex="bold"/>
    </style:style>
    <style:style style:name="T3" style:family="text">
      <style:text-properties fo:font-size="22pt" officeooo:rsid="00072503" style:font-size-asian="22pt" style:font-size-complex="22pt"/>
    </style:style>
    <style:style style:name="T4" style:family="text">
      <style:text-properties fo:font-size="22pt" officeooo:rsid="015f9775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officeooo:rsid="0144237a" style:font-weight-asian="normal" style:font-weight-complex="normal"/>
    </style:style>
    <style:style style:name="T7" style:family="text">
      <style:text-properties fo:font-weight="normal" officeooo:rsid="015f9775" style:font-weight-asian="normal" style:font-weight-complex="normal"/>
    </style:style>
    <style:style style:name="T8" style:family="text">
      <style:text-properties fo:font-weight="normal" officeooo:rsid="01629d84" style:font-weight-asian="normal" style:font-weight-complex="normal"/>
    </style:style>
    <style:style style:name="T9" style:family="text">
      <style:text-properties fo:font-weight="normal" officeooo:rsid="0174f42f" style:font-weight-asian="normal" style:font-weight-complex="normal"/>
    </style:style>
    <style:style style:name="T10" style:family="text">
      <style:text-properties fo:font-weight="normal" officeooo:rsid="0178833e" style:font-weight-asian="normal" style:font-weight-complex="normal"/>
    </style:style>
    <style:style style:name="T11" style:family="text">
      <style:text-properties fo:font-weight="normal" officeooo:rsid="017923d8" style:font-weight-asian="normal" style:font-weight-complex="normal"/>
    </style:style>
    <style:style style:name="T12" style:family="text">
      <style:text-properties officeooo:rsid="0126e539"/>
    </style:style>
    <style:style style:name="T13" style:family="text">
      <style:text-properties officeooo:rsid="015f9775"/>
    </style:style>
    <style:style style:name="T14" style:family="text">
      <style:text-properties officeooo:rsid="017883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T5"><text:line-break/></text:span><text:span text:style-name="T1">CDARCHA - </text:span><text:span text:style-name="T2">KLIENT</text:span><text:line-break/><text:span text:style-name="T3">verze </text:span><text:span text:style-name="T4">1.0</text:span></text:p>
      <text:p text:style-name="P1"/>
      <text:p text:style-name="P11"/>
      <text:p text:style-name="P12"/>
      <text:p text:style-name="P2"/>
      <text:p text:style-name="P2"/>
      <text:p text:style-name="P2"/>
      <text:p text:style-name="P5"/>
      <text:p text:style-name="P6"/>
      <text:p text:style-name="P6"/>
      <text:p text:style-name="P6"/>
      <text:p text:style-name="P6"/>
      <text:p text:style-name="P4">Aktualizace dokumentu: <text:span text:style-name="T13">30</text:span>.<text:span text:style-name="T13">12</text:span>.201<text:span text:style-name="T12">7</text:span></text:p>
      <text:h text:style-name="P10" text:outline-level="1"><text:span text:style-name="Strong_20_Emphasis">CDARCHA - </text:span><text:span text:style-name="Strong_20_Emphasis"><text:span text:style-name="T14">KLIENT</text:span></text:span></text:h>
      <text:p text:style-name="P9"><text:span text:style-name="Strong_20_Emphasis"><text:span text:style-name="T7">Je </text:span></text:span><text:span text:style-name="Strong_20_Emphasis"><text:span text:style-name="T10">desktopová aplikace</text:span></text:span><text:span text:style-name="Strong_20_Emphasis"><text:span text:style-name="T7"> pro účely archivace médií </text:span></text:span><text:span text:style-name="Strong_20_Emphasis"><text:span text:style-name="T6">v prostředí knihoven. </text:span></text:span><text:span text:style-name="Strong_20_Emphasis"><text:span text:style-name="T8">Poskytuje </text:span></text:span><text:span text:style-name="Strong_20_Emphasis"><text:span text:style-name="T11">klienta</text:span></text:span><text:span text:style-name="Strong_20_Emphasis"><text:span text:style-name="T8"> pro podporu </text:span></text:span><text:span text:style-name="Strong_20_Emphasis"><text:span text:style-name="T11">API</text:span></text:span><text:span text:style-name="Strong_20_Emphasis"><text:span text:style-name="T8"> </text:span></text:span><text:span text:style-name="Strong_20_Emphasis"><text:span text:style-name="T11">cdarcha</text:span></text:span><text:span text:style-name="Strong_20_Emphasis"><text:span text:style-name="T8"> – </text:span></text:span><text:span text:style-name="Strong_20_Emphasis"><text:span text:style-name="T10">server</text:span></text:span><text:span text:style-name="Strong_20_Emphasis"><text:span text:style-name="T8">. </text:span></text:span><text:span text:style-name="Strong_20_Emphasis"><text:span text:style-name="T10">Dektopovou aplikaci je možné provozovat i offline, kdy média k archivaci jsou ukládána na PC lokálně.</text:span></text:span></text:p>
      <text:p text:style-name="P14"><text:span text:style-name="Strong_20_Emphasis"><text:span text:style-name="T11">Aplikace vyžaduje připojení k Z39.50 serveru knihoven pro účely vyhledání bibliografických záznamů.</text:span></text:span></text:p>
      <text:p text:style-name="P14"><text:span text:style-name="Strong_20_Emphasis"><text:span text:style-name="T11">Práce s aplikací se skládá z těchto kroků:</text:span></text:span></text:p>
      <text:list xml:id="list1560838343" text:style-name="L4">
        <text:list-item>
          <text:p text:style-name="P15"><text:span text:style-name="Strong_20_Emphasis"><text:span text:style-name="T11">Vyhledání bibliografického záznamu titulu k archivaci. Vyhledávání podle identifikátorů ISBN, ISSN, ISMN, ČNB a OCLC.</text:span></text:span></text:p>
        </text:list-item>
        <text:list-item>
          <text:p text:style-name="P15"><text:span text:style-name="Strong_20_Emphasis"><text:span text:style-name="T11">Načtení média k archivaci.</text:span></text:span></text:p>
        </text:list-item>
        <text:list-item>
          <text:p text:style-name="P15"><text:span text:style-name="Strong_20_Emphasis"><text:span text:style-name="T11">Kontrola existence stejného archivovaného média na serveru.</text:span></text:span></text:p>
        </text:list-item>
        <text:list-item>
          <text:p text:style-name="P15"><text:span text:style-name="Strong_20_Emphasis"><text:span text:style-name="T11">Archivace média.</text:span></text:span></text:p>
        </text:list-item>
        <text:list-item>
          <text:p text:style-name="P15"><text:span text:style-name="Strong_20_Emphasis"><text:span text:style-name="T11">Kontrola správnosti přenosu, případně opakování přenosu.</text:span></text:span></text:p>
        </text:list-item>
      </text:list>
      <text:p text:style-name="P14"><text:span text:style-name="Strong_20_Emphasis"><text:span text:style-name="T11"/></text:span></text:p>
      <text:p text:style-name="P14"><text:span text:style-name="Strong_20_Emphasis"><text:span text:style-name="T11"/></text:span></text:p>
      <text:p text:style-name="P9"><text:span text:style-name="Strong_20_Emphasis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adornments="Běžné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tučné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3" draw:display-name="Arrowheads 3" svg:viewBox="0 0 3000 3000" svg:d="M1500 0l1500 2789v211h-114l-1286-2392v2392h-200v-2392l-1286 2392h-114v-211z"/>
    <draw:marker draw:name="Styl_20_šipky_20_3" draw:display-name="Styl šipky 3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2835in" fo:margin-bottom="0.2402in" loext:contextual-spacing="false"/>
      <style:text-properties style:font-name="Arial1" fo:font-family="Arial" style:font-style-name="tučné" style:font-family-generic="swiss" style:font-pitch="variable" fo:font-size="20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in" fo:margin-right="0in" fo:margin-top="0in" fo:margin-bottom="0.1965in" loext:contextual-spacing="false" fo:text-indent="0in" style:auto-text-indent="false" fo:padding-left="0.2953in" fo:padding-right="0.2953in" fo:padding-top="0.1374in" fo:padding-bottom="0.1374in" fo:border="0.54pt dotted #666666" style:shadow="none"/>
      <style:text-properties style:font-name="Source Code Pro" fo:font-family="'Source Code Pro'" style:font-style-name="Běžné" style:font-family-generic="modern" style:font-pitch="fixed" fo:font-size="10pt" fo:font-style="normal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4016in" fo:margin-bottom="0.2402in" loext:contextual-spacing="false" style:page-number="auto"/>
      <style:text-properties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374in" fo:margin-bottom="0.2402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ez_20_názvu1" style:display-name="Bez názvu1" style:family="paragraph" style:parent-style-name="Heading_20_3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Ľubomír Orság</meta:initial-creator>
    <meta:creation-date>2014-04-14T12:15:09.150000000</meta:creation-date>
    <dc:date>2018-02-26T01:51:13.921997594</dc:date>
    <meta:editing-duration>P4DT4H38M26S</meta:editing-duration>
    <meta:editing-cycles>270</meta:editing-cycles>
    <meta:generator>LibreOffice/6.0.1.1$Linux_X86_64 LibreOffice_project/60bfb1526849283ce2491346ed2aa51c465abfe6</meta:generator>
    <meta:printed-by>Ľubomír Orság</meta:printed-by>
    <meta:print-date>2014-11-21T12:11:15.583000000</meta:print-date>
    <meta:document-statistic meta:table-count="0" meta:image-count="0" meta:object-count="0" meta:page-count="2" meta:paragraph-count="11" meta:word-count="103" meta:character-count="720" meta:non-whitespace-character-count="631"/>
  </office:meta>
</office:document-meta>
</file>